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language="ro" fo:country="RO"/>
    </style:style>
    <style:style style:name="P3" style:parent-style-name="Normale" style:family="paragraph">
      <style:text-properties fo:language="ro" fo:country="RO"/>
    </style:style>
    <style:style style:name="P4" style:parent-style-name="Normale" style:family="paragraph">
      <style:text-properties fo:language="ro" fo:country="RO"/>
    </style:style>
    <style:style style:name="P5" style:parent-style-name="Normale" style:family="paragraph">
      <style:text-properties fo:language="ro" fo:country="RO"/>
    </style:style>
    <style:style style:name="P6" style:parent-style-name="Normale" style:family="paragraph">
      <style:text-properties fo:language="ro" fo:country="RO"/>
    </style:style>
    <style:style style:name="P7" style:parent-style-name="Normale" style:family="paragraph">
      <style:text-properties fo:language="ro" fo:country="RO"/>
    </style:style>
    <style:style style:name="P8" style:parent-style-name="Normale" style:family="paragraph">
      <style:text-properties fo:language="ro" fo:country="RO"/>
    </style:style>
    <style:style style:name="P9" style:parent-style-name="Normale" style:family="paragraph">
      <style:text-properties fo:language="ro" fo:country="RO"/>
    </style:style>
    <style:style style:name="P10" style:parent-style-name="Normale" style:family="paragraph">
      <style:text-properties fo:language="ro" fo:country="RO"/>
    </style:style>
    <style:style style:name="P11" style:parent-style-name="Normale" style:family="paragraph">
      <style:text-properties fo:language="ro" fo:country="RO"/>
    </style:style>
    <style:style style:name="P12" style:parent-style-name="Normale" style:family="paragraph">
      <style:text-properties fo:language="ro" fo:country="RO"/>
    </style:style>
    <style:style style:name="P13" style:parent-style-name="Normale" style:family="paragraph">
      <style:text-properties fo:language="ro" fo:country="RO"/>
    </style:style>
    <style:style style:name="P14" style:parent-style-name="Normale" style:family="paragraph">
      <style:text-properties fo:language="ro" fo:country="RO"/>
    </style:style>
    <style:style style:name="P15" style:parent-style-name="Normale" style:family="paragraph">
      <style:text-properties fo:language="ro" fo:country="RO"/>
    </style:style>
    <style:style style:name="P16" style:parent-style-name="Normale" style:family="paragraph">
      <style:text-properties fo:language="ro" fo:country="RO"/>
    </style:style>
    <style:style style:name="P17" style:parent-style-name="Normale" style:family="paragraph">
      <style:text-properties fo:language="ro" fo:country="RO"/>
    </style:style>
    <style:style style:name="P18" style:parent-style-name="Normale" style:family="paragraph">
      <style:text-properties fo:language="ro" fo:country="RO"/>
    </style:style>
    <style:style style:name="P19" style:parent-style-name="Normale" style:family="paragraph">
      <style:text-properties fo:language="ro" fo:country="RO"/>
    </style:style>
    <style:style style:name="T20" style:parent-style-name="Car.predefinitoparagrafo" style:family="text">
      <style:text-properties fo:language="ro" fo:country="RO"/>
    </style:style>
  </office:automatic-styles>
  <office:body>
    <office:text text:use-soft-page-breaks="true">
      <text:p text:style-name="P1">De ce<text:s/><text:span text:style-name="T2">Javascript</text:span></text:p>
      <text:p text:style-name="P3">Simplu pentru că este limbajul de programare pentru web.<text:s/></text:p>
      <text:p text:style-name="P4">Orice aplicație dinamică care ruleaza într/un browser este făcut cu Javascript.</text:p>
      <text:p text:style-name="P5">Orice există în Internet<text:s/>în ziua de azi este făcut cu HTML, CSS și Javascript.<text:s/></text:p>
      <text:p text:style-name="P6">Desigur, vorbind despre front/end, adică ceea ce se vede<text:s/>în browser.<text:s/></text:p>
      <text:p text:style-name="P7">Pentru back/end se poate folosi Javascript desigur, și anume Node Js, dar se poate folosi orice alt limbaj de programare. Phyton de exemplu este foarte mult folosit pentru back/end<text:s/>în web development<text:s/>și din multe puncte de vedere este mai puternic ca să zic așa decât Javascript.<text:s/></text:p>
      <text:p text:style-name="P8">Oricum, nu vorbim aici de back/end ci de browser. În browser numai Javascript poate rula. Orice alt limbaj de programare nu este recunoscut de browser.<text:s/></text:p>
      <text:p text:style-name="P9">Când vorbim de browser vorbim bineînțeles de Chrome, Safari, Internet Explorer, Opera etc.<text:s/></text:p>
      <text:p text:style-name="P10">Pe noi ca și programatori ne interesează fie Chrome, fie Mozilla.<text:s/></text:p>
      <text:p text:style-name="P11">De ce_<text:s/></text:p>
      <text:p text:style-name="P12">Pentru că aceste broswers<text:s/>au așa numita console unde noi putem vedea ce anume face codul scris în Javascript.<text:s/></text:p>
      <text:p text:style-name="P13">Se numește Debug Console dar face multe alte lucruri pe lângă faptul că ne permite să facem debug pentru codul pe care îl scriem. Vom vedea pe parcurs.<text:s/></text:p>
      <text:p text:style-name="P14">Javascript a evolut enorm de mult în ultimii ani și în ziua de azi cea mai<text:s/>mare<text:s/>ofertă de muncă pe piața muncii IT se adresează celor care programează în Javascript.<text:s/></text:p>
      <text:p text:style-name="P15">Să ne înțelegem totuși, Javascript este motorul care propulsează orice fel de aplicație făcută pentru web sau pentru Mobile Native chiar.<text:s/></text:p>
      <text:p text:style-name="P16">Deci Javascript este esențială<text:s/>și nu se poate fără *părerea mea(,<text:s/>pentru a reuși să învățăm<text:s/>după,<text:s/>să folosim framework/uri așa ca React sau React Native de exemplu<text:s/>/<text:s/>.<text:s/></text:p>
      <text:p text:style-name="P17">Ideea este că se poate pleca<text:s/>totuși<text:s/>din prncipul cu studiul uni astfel de framework dar din punctul meu de veder nu este recomndat.<text:s/></text:p>
      <text:p text:style-name="P18">Va fi foarte greu de scris cod pentru React sau Angular sau Vue de exemplu dacă nu stăpânim noțiuni esențiale de Javascript.<text:s/></text:p>
      <text:p text:style-name="P19">E ca și cum am vrea direct permisul de conducere pentru autobuz la 18 ani fără să/l fi luat mai înainte pe cel pentru autoturisme.<text:s/></text:p>
      <text:p text:style-name="Normale"><text:span text:style-name="T20">Deci să învățăm mai înainte noțiuile de bază în Javascript, după pe cele un pic mai avansat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 Bogdan</meta:initial-creator>
    <dc:creator>Adrian Bogdan</dc:creator>
    <meta:creation-date>2020-07-13T12:11:00Z</meta:creation-date>
    <dc:date>2020-07-13T13:04:00Z</dc:date>
    <meta:template xlink:href="Normal" xlink:type="simple"/>
    <meta:editing-cycles>1</meta:editing-cycles>
    <meta:editing-duration>PT3000S</meta:editing-duration>
    <meta:document-statistic meta:page-count="1" meta:paragraph-count="4" meta:word-count="318" meta:character-count="2127" meta:row-count="15" meta:non-whitespace-character-count="1813"/>
  </office:meta>
</office:document-meta>
</file>